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321D3FB7764CCB8D54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7.312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21.192cm" svg:x="1.853cm" svg:y="2.303cm">
          <draw:image xlink:href="Pictures/10000000000004B200000321D3FB7764CCB8D54C.png" xlink:type="simple" xlink:show="embed" xlink:actuate="onLoad">
            <text:p/>
          </draw:image>
        </draw:frame>
        <draw:custom-shape draw:style-name="gr2" draw:text-style-name="P2" draw:layer="layout" svg:width="7.811cm" svg:height="2.286cm" svg:x="14.795cm" svg:y="5.42cm">
          <text:p text:style-name="P1">Select Dictionaries</text:p>
          <text:p text:style-name="P1">to Attach</text:p>
          <draw:enhanced-geometry svg:viewBox="0 0 21600 21600" draw:glue-points="10800 0 0 10800 10800 21600 21600 10800 ?f40 ?f41" draw:text-areas="0 0 21600 21600" draw:type="rectangular-callout" draw:modifiers="-5452.53456221198 41839.96501967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5.969cm" svg:height="2.286cm" svg:x="8.763cm" svg:y="23.876cm">
          <text:p text:style-name="P1">Attached</text:p>
          <text:p text:style-name="P1">Dictionary</text:p>
          <draw:enhanced-geometry svg:viewBox="0 0 21600 21600" draw:glue-points="10800 0 0 10800 10800 21600 21600 10800 ?f40 ?f41" draw:text-areas="0 0 21600 21600" draw:type="rectangular-callout" draw:modifiers="20876.3819095477 -22516.13467424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2-20T11:54:25.548827624</dc:date>
    <meta:editing-duration>P1DT3H27M37S</meta:editing-duration>
    <meta:editing-cycles>46</meta:editing-cycles>
    <meta:generator>LibreOffice/6.0.7.3$Linux_X86_64 LibreOffice_project/00m0$Build-3</meta:generator>
    <meta:document-statistic meta:object-count="3"/>
  </office:meta>
</office:document-meta>
</file>